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cursos">
        <table:table-row>
          <table:table-cell office:value-type="string">
            <text:p>id</text:p>
          </table:table-cell>
          <table:table-cell office:value-type="string">
            <text:p>codigo</text:p>
          </table:table-cell>
          <table:table-cell office:value-type="string">
            <text:p>nombre</text:p>
          </table:table-cell>
          <table:table-cell office:value-type="string">
            <text:p>frasedescriptiva</text:p>
          </table:table-cell>
          <table:table-cell office:value-type="string">
            <text:p>FK_profesores_nombrecompleto</text:p>
          </table:table-cell>
          <table:table-cell office:value-type="string">
            <text:p>FK_directores_nombrecompleto</text:p>
          </table:table-cell>
          <table:table-cell office:value-type="string">
            <text:p>imagen</text:p>
          </table:table-cell>
          <table:table-cell office:value-type="string">
            <text:p>descripcion</text:p>
          </table:table-cell>
          <table:table-cell office:value-type="string">
            <text:p>duracion</text:p>
          </table:table-cell>
          <table:table-cell office:value-type="string">
            <text:p>precio</text:p>
          </table:table-cell>
          <table:table-cell office:value-type="string">
            <text:p>precio2</text:p>
          </table:table-cell>
          <table:table-cell office:value-type="string">
            <text:p>precio3</text:p>
          </table:table-cell>
          <table:table-cell office:value-type="string">
            <text:p>url</text:p>
          </table:table-cell>
          <table:table-cell office:value-type="string">
            <text:p>objetivos</text:p>
          </table:table-cell>
          <table:table-cell office:value-type="string">
            <text:p>conocimientosprevios</text:p>
          </table:table-cell>
          <table:table-cell office:value-type="string">
            <text:p>dirigidoa</text:p>
          </table:table-cell>
          <table:table-cell office:value-type="string">
            <text:p>metodologia</text:p>
          </table:table-cell>
          <table:table-cell office:value-type="string">
            <text:p>software</text:p>
          </table:table-cell>
          <table:table-cell office:value-type="string">
            <text:p>tipodecurso</text:p>
          </table:table-cell>
          <table:table-cell office:value-type="string">
            <text:p>preinscripcion</text:p>
          </table:table-cell>
          <table:table-cell office:value-type="string">
            <text:p>matricula</text:p>
          </table:table-cell>
          <table:table-cell office:value-type="string">
            <text:p>financiacion</text:p>
          </table:table-cell>
          <table:table-cell office:value-type="string">
            <text:p>activo</text:p>
          </table:table-cell>
          <table:table-cell office:value-type="string">
            <text:p>gratuito</text:p>
          </table:table-cell>
          <table:table-cell office:value-type="string">
            <text:p>visualizaciones</text:p>
          </table:table-cell>
        </table:table-row>
        <table:table-row>
          <table:table-cell office:value-type="float" office:value="1">
            <text:p>1</text:p>
          </table:table-cell>
          <table:table-cell office:value-type="string">
            <text:p>joomla</text:p>
          </table:table-cell>
          <table:table-cell office:value-type="string">
            <text:p>Curso de Joomla 3</text:p>
          </table:table-cell>
          <table:table-cell office:value-type="string">
            <text:p>Aprende a crear tus propios sitios web completos con el gestor de contenido más completo</text:p>
          </table:table-cell>
          <table:table-cell office:value-type="string">
            <text:p>1</text:p>
          </table:table-cell>
          <table:table-cell office:value-type="string">
            <text:p>1</text:p>
          </table:table-cell>
          <table:table-cell office:value-type="string">
            <text:p>Joomla-flat-logo-en.png</text:p>
          </table:table-cell>
          <table:table-cell office:value-type="string">
            <text:p>Joomla es un gestor de contenido que te permite crear tu propia página web sin tener que programar. En este curso gratuito vas a aprender a crear tus propios sitios web de forma completamente sencilla pero con todo el control que te proporciona esta herramienta</text:p>
          </table:table-cell>
          <table:table-cell office:value-type="string">
            <text:p>Este curso tiene una duración de 15 horas</text:p>
          </table:table-cell>
          <table:table-cell office:value-type="string">
            <text:p>0 €</text:p>
          </table:table-cell>
          <table:table-cell office:value-type="string">
            <text:p/>
          </table:table-cell>
          <table:table-cell office:value-type="string">
            <text:p/>
          </table:table-cell>
          <table:table-cell office:value-type="string">
            <text:p/>
          </table:table-cell>
          <table:table-cell office:value-type="string">
            <text:p>El objetivo de este curso es que el alumno sea capaz de crear sus propios sitios web sin necesidad de programar, usando el software Joomla</text:p>
          </table:table-cell>
          <table:table-cell office:value-type="string">
            <text:p>Este curso no requiere conocimientos previos</text:p>
          </table:table-cell>
          <table:table-cell office:value-type="string">
            <text:p>Cualquier persona que quiera aprender a crear sus propios sitios web</text:p>
          </table:table-cell>
          <table:table-cell office:value-type="string">
            <text:p>Este curso tiene una metodología completamente práctica</text:p>
          </table:table-cell>
          <table:table-cell office:value-type="string">
            <text:p>El curso no requiere el uso de ningun software especial. Se requiere disponer de un ordenador o dispositivo conectado a internet</text:p>
          </table:table-cell>
          <table:table-cell office:value-type="string">
            <text:p>Curso online gratuito si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497</text:p>
          </table:table-cell>
        </table:table-row>
        <table:table-row>
          <table:table-cell office:value-type="float" office:value="2">
            <text:p>2</text:p>
          </table:table-cell>
          <table:table-cell office:value-type="string">
            <text:p>blenderinicial</text:p>
          </table:table-cell>
          <table:table-cell office:value-type="string">
            <text:p>Curso Inicial de Blender</text:p>
          </table:table-cell>
          <table:table-cell office:value-type="string">
            <text:p>Aprende los fundamentos de Blender 3D </text:p>
          </table:table-cell>
          <table:table-cell office:value-type="string">
            <text:p>1</text:p>
          </table:table-cell>
          <table:table-cell office:value-type="string">
            <text:p>1</text:p>
          </table:table-cell>
          <table:table-cell office:value-type="string">
            <text:p>BlenderDesktopLogo.png</text:p>
          </table:table-cell>
          <table:table-cell office:value-type="string">
            <text:p>Blender es el software de creación 3D de software libre con más capacidades del mercado. El objetivo de este curso es proporcionarte los conocimientos necesarios para que puedas realizar proyectos de cualquier tipo en este programa 3D</text:p>
          </table:table-cell>
          <table:table-cell office:value-type="string">
            <text:p>25 horas</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El objetivo de este curso es proporcionar los conocimientos necesarios para realizar cualquier proyecto de animación en el sector de la arquitectura, los efectos especiales y la animación de personajes</text:p>
          </table:table-cell>
          <table:table-cell office:value-type="string">
            <text:p>Este curso no requiere conocimientos de base</text:p>
          </table:table-cell>
          <table:table-cell office:value-type="string">
            <text:p>Este curso esta dirigido a cualquier persona interesada en aprender a trabajar en 3D con Blender</text:p>
          </table:table-cell>
          <table:table-cell office:value-type="string">
            <text:p>Este curso se presenta en formato online, con ejercicios prácticos dirigidos paso a paso</text:p>
          </table:table-cell>
          <table:table-cell office:value-type="string">
            <text:p>Blender 3D</text:p>
          </table:table-cell>
          <table:table-cell office:value-type="string">
            <text:p>Curso online con soporte</text:p>
          </table:table-cell>
          <table:table-cell office:value-type="string">
            <text:p/>
          </table:table-cell>
          <table:table-cell office:value-type="string">
            <text:p/>
          </table:table-cell>
          <table:table-cell office:value-type="string">
            <text:p/>
          </table:table-cell>
          <table:table-cell office:value-type="float" office:value="1">
            <text:p>1</text:p>
          </table:table-cell>
          <table:table-cell office:value-type="string">
            <text:p>0</text:p>
          </table:table-cell>
          <table:table-cell office:value-type="string">
            <text:p>589</text:p>
          </table:table-cell>
        </table:table-row>
        <table:table-row>
          <table:table-cell office:value-type="float" office:value="5">
            <text:p>5</text:p>
          </table:table-cell>
          <table:table-cell office:value-type="string">
            <text:p>3dsmax</text:p>
          </table:table-cell>
          <table:table-cell office:value-type="string">
            <text:p>Curso completo de 3dsmax</text:p>
          </table:table-cell>
          <table:table-cell office:value-type="string">
            <text:p>Crea tus propias animaciones 3D con 3dsmax</text:p>
          </table:table-cell>
          <table:table-cell office:value-type="string">
            <text:p>1</text:p>
          </table:table-cell>
          <table:table-cell office:value-type="string">
            <text:p>1</text:p>
          </table:table-cell>
          <table:table-cell office:value-type="string">
            <text:p>3ds-max-icon-400px-social.png</text:p>
          </table:table-cell>
          <table:table-cell office:value-type="string">
            <text:p>3dsmax es el software de animación 3D más utilizado de la industria. El objettivo de este curso es proporcionarte una formación completa a través de cuatro módulos: inicial, arquitectura, animación de personajes y presentación de producto</text:p>
          </table:table-cell>
          <table:table-cell office:value-type="string">
            <text:p>Este curso tiene una duración de 25 horas</text:p>
          </table:table-cell>
          <table:table-cell office:value-type="string">
            <text:p>15</text:p>
          </table:table-cell>
          <table:table-cell office:value-type="string">
            <text:p/>
          </table:table-cell>
          <table:table-cell office:value-type="string">
            <text:p/>
          </table:table-cell>
          <table:table-cell office:value-type="string">
            <text:p/>
          </table:table-cell>
          <table:table-cell office:value-type="string">
            <text:p>El objetivo de este curso es proporcionar al alumno una formación completa acerca de 3dsmax</text:p>
          </table:table-cell>
          <table:table-cell office:value-type="string">
            <text:p>Este curso no requiere conocimientos previos</text:p>
          </table:table-cell>
          <table:table-cell office:value-type="string">
            <text:p>Este curso esta dirigido a cualquier persona interesada en obtener una formación completa en cuando al uso de 3dsmax</text:p>
          </table:table-cell>
          <table:table-cell office:value-type="string">
            <text:p>Este curso muestra el contenido a través de ejercicios completamente prácticos</text:p>
          </table:table-cell>
          <table:table-cell office:value-type="string">
            <text:p>Este curso requiere el uso del software Autodesk 3dsmax</text:p>
          </table:table-cell>
          <table:table-cell office:value-type="string">
            <text:p>Este curso es de tip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345</text:p>
          </table:table-cell>
        </table:table-row>
        <table:table-row>
          <table:table-cell office:value-type="float" office:value="4">
            <text:p>4</text:p>
          </table:table-cell>
          <table:table-cell office:value-type="string">
            <text:p>wordpress</text:p>
          </table:table-cell>
          <table:table-cell office:value-type="string">
            <text:p>Curso de Wordpress</text:p>
          </table:table-cell>
          <table:table-cell office:value-type="string">
            <text:p>Aprende a crear tus propias páginas web con el gestor de contenido más potente</text:p>
          </table:table-cell>
          <table:table-cell office:value-type="string">
            <text:p>1</text:p>
          </table:table-cell>
          <table:table-cell office:value-type="string">
            <text:p>1</text:p>
          </table:table-cell>
          <table:table-cell office:value-type="string">
            <text:p>logo-wordpress_318-33553.jpg</text:p>
          </table:table-cell>
          <table:table-cell office:value-type="string">
            <text:p>Wordpress es el software de creación de sitios web más usado en el mercado. El objetivo de este curso es mostrarte, paso a paso, como usar Wordpress.</text:p>
          </table:table-cell>
          <table:table-cell office:value-type="string">
            <text:p>15 hroas</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El objetivo de este curso es que el alumno aprenda a usar el software Wordpress para crear sus propios sitios web sin programar</text:p>
          </table:table-cell>
          <table:table-cell office:value-type="string">
            <text:p>Este curso no requiere conocimientos previos</text:p>
          </table:table-cell>
          <table:table-cell office:value-type="string">
            <text:p>Este curso esta dirigido a cualquier persona que desee aprender a crear sitios web sin necesidad de programar</text:p>
          </table:table-cell>
          <table:table-cell office:value-type="string">
            <text:p>Este curso tiene una medología completamente práctica, mostrando el uso del software a partir de un ejercicio completamente práctico</text:p>
          </table:table-cell>
          <table:table-cell office:value-type="string">
            <text:p>Este curso no requiere ningun tipo de software</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99</text:p>
          </table:table-cell>
        </table:table-row>
        <table:table-row>
          <table:table-cell office:value-type="float" office:value="8">
            <text:p>8</text:p>
          </table:table-cell>
          <table:table-cell office:value-type="string">
            <text:p>j2ee</text:p>
          </table:table-cell>
          <table:table-cell office:value-type="string">
            <text:p>Curso completo en desarrollo con Java y J2EE</text:p>
          </table:table-cell>
          <table:table-cell office:value-type="string">
            <text:p>Desarrolla aplicaciones web de escritorio y en el servidor con Java, Java Enterprise y MySQL</text:p>
          </table:table-cell>
          <table:table-cell office:value-type="string">
            <text:p>1</text:p>
          </table:table-cell>
          <table:table-cell office:value-type="string">
            <text:p>1</text:p>
          </table:table-cell>
          <table:table-cell office:value-type="string">
            <text:p>java-1.png</text:p>
          </table:table-cell>
          <table:table-cell office:value-type="string">
            <text:p>En este completo curso de Java y Java Enterprise, el alumno aprenderá tanto a crear aplicaciones de escritorio basadas en Java, como a crear aplicaciones web basadas en Java Enterprise. Además, tambien mostraremos como conectar tanto las aplicaciones de escritorio como las aplicaciones web a un servidor de bases de datos basado en MySQL</text:p>
          </table:table-cell>
          <table:table-cell office:value-type="string">
            <text:p>Este curso tiene una duración de 25 horas</text:p>
          </table:table-cell>
          <table:table-cell office:value-type="string">
            <text:p>50</text:p>
          </table:table-cell>
          <table:table-cell office:value-type="string">
            <text:p/>
          </table:table-cell>
          <table:table-cell office:value-type="string">
            <text:p/>
          </table:table-cell>
          <table:table-cell office:value-type="string">
            <text:p/>
          </table:table-cell>
          <table:table-cell office:value-type="string">
            <text:p>El objetivo de este curso es que el alumno aprenda a crear completas aplicaciones de escritorio y en la web, basadas en Java y Java Enterprise</text:p>
          </table:table-cell>
          <table:table-cell office:value-type="string">
            <text:p>Este curso empieza completamente desde cero y no requiere conocimientos previos</text:p>
          </table:table-cell>
          <table:table-cell office:value-type="string">
            <text:p>Este curso esta dirigido a cualquier persona que desee aprender a crear aplicaciones basadas en Java en en Java Enterprise</text:p>
          </table:table-cell>
          <table:table-cell office:value-type="string">
            <text:p>Este curso muestra el contenido a través de ejercicios completamente prácticos</text:p>
          </table:table-cell>
          <table:table-cell office:value-type="string">
            <text:p>Este curso no requiere ningun software de partida</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576</text:p>
          </table:table-cell>
        </table:table-row>
        <table:table-row>
          <table:table-cell office:value-type="float" office:value="7">
            <text:p>7</text:p>
          </table:table-cell>
          <table:table-cell office:value-type="string">
            <text:p>aplicacionesweb</text:p>
          </table:table-cell>
          <table:table-cell office:value-type="string">
            <text:p>Curso en desarrollo de aplicaciones web</text:p>
          </table:table-cell>
          <table:table-cell office:value-type="string">
            <text:p>Desarrolla completas aplicaciones web 2.0 con HTML5, CSS3, PHP, Javascript y MySQL</text:p>
          </table:table-cell>
          <table:table-cell office:value-type="string">
            <text:p>1</text:p>
          </table:table-cell>
          <table:table-cell office:value-type="string">
            <text:p>1</text:p>
          </table:table-cell>
          <table:table-cell office:value-type="string">
            <text:p>aplicacionesweb.jpeg</text:p>
          </table:table-cell>
          <table:table-cell office:value-type="string">
            <text:p>Curso completo de creación de aplicaciones web, en el que aprenderás todo lo necesario para crear completas aplicaciones basadas en HTML5, CSS3, Javascript, PHP y MySQL</text:p>
          </table:table-cell>
          <table:table-cell office:value-type="string">
            <text:p>Este curso tiene una duración de 30 horas</text:p>
          </table:table-cell>
          <table:table-cell office:value-type="string">
            <text:p>50</text:p>
          </table:table-cell>
          <table:table-cell office:value-type="string">
            <text:p/>
          </table:table-cell>
          <table:table-cell office:value-type="string">
            <text:p/>
          </table:table-cell>
          <table:table-cell office:value-type="string">
            <text:p/>
          </table:table-cell>
          <table:table-cell office:value-type="string">
            <text:p>El curso tiene como objetivo mostrar al alumnado los procesos completos de creación de una web tanto en el lado del cliente como en el lado del servidor</text:p>
          </table:table-cell>
          <table:table-cell office:value-type="string">
            <text:p>Este curso no requiere conocimientos previos</text:p>
          </table:table-cell>
          <table:table-cell office:value-type="string">
            <text:p>Este curso esta dirigido a cualquier persona interesada en conocer cómo se crean completas aplicaciones web</text:p>
          </table:table-cell>
          <table:table-cell office:value-type="string">
            <text:p>El curso muestra los contenidos teóricos constantemente aplicados en ejercicios practicos</text:p>
          </table:table-cell>
          <table:table-cell office:value-type="string">
            <text:p>Este curso requiere el uso de editores de código de software libre. Durante el curso se ofrecen las indicaciones necesarias para obtener estos editores</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597</text:p>
          </table:table-cell>
        </table:table-row>
        <table:table-row>
          <table:table-cell office:value-type="float" office:value="9">
            <text:p>9</text:p>
          </table:table-cell>
          <table:table-cell office:value-type="string">
            <text:p>html5css3</text:p>
          </table:table-cell>
          <table:table-cell office:value-type="string">
            <text:p>Curso en desarrollo de webs con HTML5 y CSS3</text:p>
          </table:table-cell>
          <table:table-cell office:value-type="string">
            <text:p>Desarrolla sitios web con HTML5 y CSS3</text:p>
          </table:table-cell>
          <table:table-cell office:value-type="string">
            <text:p>1</text:p>
          </table:table-cell>
          <table:table-cell office:value-type="string">
            <text:p>1</text:p>
          </table:table-cell>
          <table:table-cell office:value-type="string">
            <text:p>html5-logo-300.png</text:p>
          </table:table-cell>
          <table:table-cell office:value-type="string">
            <text:p>HTML5 y CSS3 son las tecnologías base para realizar cualquier web a dia de hoy. El objetivo de este curso es mostrar a los alumnos como desarrollar completas webs usando estos dos lenguajes de programacion</text:p>
          </table:table-cell>
          <table:table-cell office:value-type="string">
            <text:p>Este curso tiene una duración de 10 horas</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El objetivo de este curso es enseñar a los alumnos a crear paginas web basadas en HTML5</text:p>
          </table:table-cell>
          <table:table-cell office:value-type="string">
            <text:p>Este curso no requiere conocimientos previos</text:p>
          </table:table-cell>
          <table:table-cell office:value-type="string">
            <text:p>Este curso esta dirigido a cualquier persona interesada en aprender a crear sitios web con HTML5 y CSS3</text:p>
          </table:table-cell>
          <table:table-cell office:value-type="string">
            <text:p>Este curso muestra el contenido a través de ejercicios completamente prácticos</text:p>
          </table:table-cell>
          <table:table-cell office:value-type="string">
            <text:p>El curso no requiere el uso de ningun software especial. Se requiere disponer de un ordenador o dispositivo conectado a internet</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71</text:p>
          </table:table-cell>
        </table:table-row>
        <table:table-row>
          <table:table-cell office:value-type="float" office:value="10">
            <text:p>10</text:p>
          </table:table-cell>
          <table:table-cell office:value-type="string">
            <text:p>prestashop</text:p>
          </table:table-cell>
          <table:table-cell office:value-type="string">
            <text:p>Curso de PrestaShop</text:p>
          </table:table-cell>
          <table:table-cell office:value-type="string">
            <text:p>Crea tu propia tienda online con Prestashop sin necesidad de programar</text:p>
          </table:table-cell>
          <table:table-cell office:value-type="string">
            <text:p>1</text:p>
          </table:table-cell>
          <table:table-cell office:value-type="string">
            <text:p>1</text:p>
          </table:table-cell>
          <table:table-cell office:value-type="string">
            <text:p>descarga.png</text:p>
          </table:table-cell>
          <table:table-cell office:value-type="string">
            <text:p>El comercio online esta en auge, y todo parece indicar que esta tendencia se va a mantener a lo largo de los próximos años. PrestaShop es un software que te permite crear tu propia tienda virtual y publicarla online, sin tener que aprender a programar</text:p>
          </table:table-cell>
          <table:table-cell office:value-type="string">
            <text:p>Este curso tiene una duración de 15 horas</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El objetivo de este curso es enseñar a los alumnos a crear su propia tienda online, de forma gratuita y sin tener que aprender a programar</text:p>
          </table:table-cell>
          <table:table-cell office:value-type="string">
            <text:p>Este curso no requiere conocimientos previos</text:p>
          </table:table-cell>
          <table:table-cell office:value-type="string">
            <text:p>Este curso esta dirigido a cualquier persona que quiera crear su propia tienda virtual onlin</text:p>
          </table:table-cell>
          <table:table-cell office:value-type="string">
            <text:p>Este curso muestra el contenido a través de ejercicios completamente prácticos</text:p>
          </table:table-cell>
          <table:table-cell office:value-type="string">
            <text:p>Este curso no requiere ningun software de partida</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442</text:p>
          </table:table-cell>
        </table:table-row>
        <table:table-row>
          <table:table-cell office:value-type="float" office:value="11">
            <text:p>11</text:p>
          </table:table-cell>
          <table:table-cell office:value-type="string">
            <text:p>robotica</text:p>
          </table:table-cell>
          <table:table-cell office:value-type="string">
            <text:p>Curso de robotica con Arduino e impresión 3D</text:p>
          </table:table-cell>
          <table:table-cell office:value-type="string">
            <text:p>Crea tus propios robots usando Arduino como plataforma electrónica e imprimiendo tus propias piezas en 3D</text:p>
          </table:table-cell>
          <table:table-cell office:value-type="string">
            <text:p>1</text:p>
          </table:table-cell>
          <table:table-cell office:value-type="string">
            <text:p>1</text:p>
          </table:table-cell>
          <table:table-cell office:value-type="string">
            <text:p>Arduino_logo_pantone_2.png</text:p>
          </table:table-cell>
          <table:table-cell office:value-type="string">
            <text:p>Arduino es una plataforma de hardware libre que te permite crear tus propios sistemas animatrónicos de la forma más sencilla posible. </text:p>
          </table:table-cell>
          <table:table-cell office:value-type="string">
            <text:p>Este curso tiene una duración de 25 horas</text:p>
          </table:table-cell>
          <table:table-cell office:value-type="string">
            <text:p>49</text:p>
          </table:table-cell>
          <table:table-cell office:value-type="string">
            <text:p/>
          </table:table-cell>
          <table:table-cell office:value-type="string">
            <text:p/>
          </table:table-cell>
          <table:table-cell office:value-type="string">
            <text:p/>
          </table:table-cell>
          <table:table-cell office:value-type="string">
            <text:p>El objetivo de este curso es mostrar a los alumnos como crear completos proyectos animatrónicos basados en Arduino e impresión 3D</text:p>
          </table:table-cell>
          <table:table-cell office:value-type="string">
            <text:p>Este curso no requiere conocimientos previos</text:p>
          </table:table-cell>
          <table:table-cell office:value-type="string">
            <text:p>Este curso esta dirigido a cualquier persona interesada en aprender a crear sistemas animatrónicos basados en Arduino para la parte electrónica y técnicas de impresión 3D para las piezas del ensamblaje</text:p>
          </table:table-cell>
          <table:table-cell office:value-type="string">
            <text:p>Este curso muestra el contenido a través de ejercicios completamente prácticos</text:p>
          </table:table-cell>
          <table:table-cell office:value-type="string">
            <text:p>Este curso no requiere ningun software de partida</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1254</text:p>
          </table:table-cell>
        </table:table-row>
        <table:table-row>
          <table:table-cell office:value-type="float" office:value="12">
            <text:p>12</text:p>
          </table:table-cell>
          <table:table-cell office:value-type="string">
            <text:p>sculptris</text:p>
          </table:table-cell>
          <table:table-cell office:value-type="string">
            <text:p>Escultura digital con Sculptris</text:p>
          </table:table-cell>
          <table:table-cell office:value-type="string">
            <text:p>Esculpe en 3D con el software gratuito más potente actualmente en el mercado</text:p>
          </table:table-cell>
          <table:table-cell office:value-type="string">
            <text:p>1</text:p>
          </table:table-cell>
          <table:table-cell office:value-type="string">
            <text:p>1</text:p>
          </table:table-cell>
          <table:table-cell office:value-type="string">
            <text:p>sculptris_logo.png</text:p>
          </table:table-cell>
          <table:table-cell office:value-type="string">
            <text:p>Sculptris es un programa de escultura digital 3D con un enfoque único, basado en Voxeles. Nos permite crear completos modelos 3D esculpidos con una técnica que nos ofrece resolución infinita, y un conjunto de herramientas que posibilitan el modelado sencillo de modelos 3D organicos</text:p>
          </table:table-cell>
          <table:table-cell office:value-type="string">
            <text:p>Este curso tiene una duración de 10 horas</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El objetivo de este curso es enseñar a los alumnos a realizar escultura digital 3D usando Sculptris</text:p>
          </table:table-cell>
          <table:table-cell office:value-type="string">
            <text:p>Este curso no requiere conocimientos previos</text:p>
          </table:table-cell>
          <table:table-cell office:value-type="string">
            <text:p>Este curso esta dirigido a cualquier persona interesada en aprender técnicas de escultura digital 3D</text:p>
          </table:table-cell>
          <table:table-cell office:value-type="string">
            <text:p>Este curso muestra el contenido a través de ejercicios completamente prácticos</text:p>
          </table:table-cell>
          <table:table-cell office:value-type="string">
            <text:p>Este curso no requiere ningun software de partida</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510</text:p>
          </table:table-cell>
        </table:table-row>
        <table:table-row>
          <table:table-cell office:value-type="float" office:value="14">
            <text:p>14</text:p>
          </table:table-cell>
          <table:table-cell office:value-type="string">
            <text:p>3dsmaxbasico</text:p>
          </table:table-cell>
          <table:table-cell office:value-type="string">
            <text:p>Curso inicial de 3D Studio MAX</text:p>
          </table:table-cell>
          <table:table-cell office:value-type="string">
            <text:p>Aprende los fundamentos de trabajo de 3d studio max</text:p>
          </table:table-cell>
          <table:table-cell office:value-type="string">
            <text:p>1</text:p>
          </table:table-cell>
          <table:table-cell office:value-type="string">
            <text:p>1</text:p>
          </table:table-cell>
          <table:table-cell office:value-type="string">
            <text:p>3ds-max-icon-400px-social.png</text:p>
          </table:table-cell>
          <table:table-cell office:value-type="string">
            <text:p>3dsmax es el software de animación 3D más utilizado de la industria. El objettivo de este curso es proporcionarte una formación esencial de base para poder realizar cualquier tipo de proyecto</text:p>
          </table:table-cell>
          <table:table-cell office:value-type="string">
            <text:p>Este curso tiene una duración de 10 horas</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El objetivo de este curso es proporcionar una formación de base a cualquier persona interesada en realizar proyectos de infografía 3D con 3dsmax</text:p>
          </table:table-cell>
          <table:table-cell office:value-type="string">
            <text:p>Este curso no requiere conocimientos previos</text:p>
          </table:table-cell>
          <table:table-cell office:value-type="string">
            <text:p>Este curso esta dirigido a cualquier persona interesada en aprender a usar 3dsmax</text:p>
          </table:table-cell>
          <table:table-cell office:value-type="string">
            <text:p>Este curso muestra el contenido a través de ejercicios completamente prácticos</text:p>
          </table:table-cell>
          <table:table-cell office:value-type="string">
            <text:p>Este curso requiere que el alumno tenga instalado el software 3dsmax en su ordenador</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405</text:p>
          </table:table-cell>
        </table:table-row>
        <table:table-row>
          <table:table-cell office:value-type="float" office:value="15">
            <text:p>15</text:p>
          </table:table-cell>
          <table:table-cell office:value-type="string">
            <text:p>3dsmaxarquitectura</text:p>
          </table:table-cell>
          <table:table-cell office:value-type="string">
            <text:p>Curso de modelado y render arquitectónico con 3dsmax</text:p>
          </table:table-cell>
          <table:table-cell office:value-type="string">
            <text:p>Crea tus propios proyectos de arquitectura e interiorismo en 3D </text:p>
          </table:table-cell>
          <table:table-cell office:value-type="string">
            <text:p>1</text:p>
          </table:table-cell>
          <table:table-cell office:value-type="string">
            <text:p>1</text:p>
          </table:table-cell>
          <table:table-cell office:value-type="string">
            <text:p>3ds-max-icon-400px-social.png</text:p>
          </table:table-cell>
          <table:table-cell office:value-type="string">
            <text:p> 3D Studio Max es el software más usado para la creación de proyectos de visualización arquitectónica en 3D. Gracias a este curso, podrás no solo modelar entre tus proyectos, sino también obtener representaciones foto realistas de los mismos </text:p>
          </table:table-cell>
          <table:table-cell office:value-type="string">
            <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El objetivo de este curso es que el alumno aprenda a crear proyectos ártica arquitectónicos tridimensionales a partir de los planos proporcionados en dos dimensiones. A lo largo del curso se muestra tanto la fase de modelado, como la materialidad, como la iluminación, como las cámaras, así como realizar animaciones de  tipo arquitectónico </text:p>
          </table:table-cell>
          <table:table-cell office:value-type="string">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361</text:p>
          </table:table-cell>
        </table:table-row>
        <table:table-row>
          <table:table-cell office:value-type="float" office:value="16">
            <text:p>16</text:p>
          </table:table-cell>
          <table:table-cell office:value-type="string">
            <text:p>3dsmaxpersonajes</text:p>
          </table:table-cell>
          <table:table-cell office:value-type="string">
            <text:p>Curso de modelado y animación de personajes con 3d studio max</text:p>
          </table:table-cell>
          <table:table-cell office:value-type="string">
            <text:p>Aprende a modelar, rigear, y animar tus propios personajes en 3D con 3dsmax 2014</text:p>
          </table:table-cell>
          <table:table-cell office:value-type="string">
            <text:p>1</text:p>
          </table:table-cell>
          <table:table-cell office:value-type="string">
            <text:p>1</text:p>
          </table:table-cell>
          <table:table-cell office:value-type="string">
            <text:p>3ds-max-icon-400px-social.png</text:p>
          </table:table-cell>
          <table:table-cell office:value-type="string">
            <text:p>Tres de estudio Max es uno de los programas más usados para crear completas animaciones de personajes tridimensionales.  En este curso tres de estudio Max es uno de los programas más usados para crear completas animaciones de personajes tridimensionales. En este curso estaremos visualizando las herramientas necesarias para modelar, colocar esqueletos, y animar personajes en 3D </text:p>
          </table:table-cell>
          <table:table-cell office:value-type="string">
            <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El objetivo de este curso es mostrar todas las herramientas y las técnicas necesarias para conseguir crear completas animaciones de personajes bípedos en 3D usando el software 3D Studio Max </text:p>
          </table:table-cell>
          <table:table-cell office:value-type="string">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412</text:p>
          </table:table-cell>
        </table:table-row>
        <table:table-row>
          <table:table-cell office:value-type="float" office:value="17">
            <text:p>17</text:p>
          </table:table-cell>
          <table:table-cell office:value-type="string">
            <text:p>blender</text:p>
          </table:table-cell>
          <table:table-cell office:value-type="string">
            <text:p>Curso completo de Blender</text:p>
          </table:table-cell>
          <table:table-cell office:value-type="string">
            <text:p>Aprende a crear todo tipo de proyectos 3D con el software libre más potente</text:p>
          </table:table-cell>
          <table:table-cell office:value-type="string">
            <text:p>1</text:p>
          </table:table-cell>
          <table:table-cell office:value-type="string">
            <text:p>1</text:p>
          </table:table-cell>
          <table:table-cell office:value-type="string">
            <text:p>BlenderDesktopLogo.png</text:p>
          </table:table-cell>
          <table:table-cell office:value-type="string">
            <text:p> En este curso completo aprenderás todos los aspectos del manejo de Blender, el programa de software libre de creación 3D más extendido actualmente. Este curso incluye tanto los módulos inicial, como el de modelado y representación arquitectónica, modelado y representación de personajes, efectos especiales, partículas, simulación de humo y fuego, y representación foto realista </text:p>
          </table:table-cell>
          <table:table-cell office:value-type="string">
            <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El objetivo de este curso consiste en proporcionar una formación completa al estudiante para que pueda afrontar cualquier proyecto en el que se requiera el uso del programa Blender 3D </text:p>
          </table:table-cell>
          <table:table-cell office:value-type="string">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554</text:p>
          </table:table-cell>
        </table:table-row>
        <table:table-row>
          <table:table-cell office:value-type="float" office:value="18">
            <text:p>18</text:p>
          </table:table-cell>
          <table:table-cell office:value-type="string">
            <text:p>blendercycles</text:p>
          </table:table-cell>
          <table:table-cell office:value-type="string">
            <text:p>Curso de render fotorrealista con Blender Cycles</text:p>
          </table:table-cell>
          <table:table-cell office:value-type="string">
            <text:p>Crea tus imágenes con el más alto grado de fotorrealismo con el motor de render integrado dentro de Blender</text:p>
          </table:table-cell>
          <table:table-cell office:value-type="string">
            <text:p>1</text:p>
          </table:table-cell>
          <table:table-cell office:value-type="string">
            <text:p>1</text:p>
          </table:table-cell>
          <table:table-cell office:value-type="string">
            <text:p>BlenderDesktopLogo.png</text:p>
          </table:table-cell>
          <table:table-cell office:value-type="string">
            <text:p> Blender incorpora un  Motor de representación física que nos permite obtener imágenes y animaciones de la máxima calidad. En este curso te enseñamos cómo crear diferentes tipos de escena para sacarle el máximo partido a este excelente motor de representación 3D </text:p>
          </table:table-cell>
          <table:table-cell office:value-type="string">
            <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El objetivo de este curso consiste en proporcionar una formación completa en cuanto a generación de imágenes y animaciones foto realistas con Blender 3D</text:p>
          </table:table-cell>
          <table:table-cell office:value-type="string">
            <text:p>para realizar este curso se requiere tener conocimientos fluidos de base de Blender</text:p>
          </table:table-cell>
          <table:table-cell office:value-type="string">
            <text:p> Éste curso está dirigido a todas aquellas personas que desean realizar representaciones foto realistas de la máxima calidad utilizando Blender 3D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469</text:p>
          </table:table-cell>
        </table:table-row>
        <table:table-row>
          <table:table-cell office:value-type="float" office:value="19">
            <text:p>19</text:p>
          </table:table-cell>
          <table:table-cell office:value-type="string">
            <text:p>scratch</text:p>
          </table:table-cell>
          <table:table-cell office:value-type="string">
            <text:p>Curso de Scratch</text:p>
          </table:table-cell>
          <table:table-cell office:value-type="string">
            <text:p>Introdúcete en el mundo de la programación con el lenguaje Scratch</text:p>
          </table:table-cell>
          <table:table-cell office:value-type="string">
            <text:p>1</text:p>
          </table:table-cell>
          <table:table-cell office:value-type="string">
            <text:p>1</text:p>
          </table:table-cell>
          <table:table-cell office:value-type="string">
            <text:p>Scratch_Logo.png</text:p>
          </table:table-cell>
          <table:table-cell office:value-type="string">
            <text:p>Si deseas aprender a programar completamente desde cero, pero de la forma más sencilla, posible, este es el curso indicado para comenzar. Scratch es un entorno visual en el que se realizan programas de con nodos y bloques, de forma que cualquier persona, especialmente los más pequeños, pueden comenzar su camino en el mundo de la programación.</text:p>
          </table:table-cell>
          <table:table-cell office:value-type="string">
            <text:p>12 horas</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El objetivo de este curso es que el alumno aprenda los conceptos básicos necesarios para programar en cualquier lenguaje, a través del sistema de creación visual de Scratch</text:p>
          </table:table-cell>
          <table:table-cell office:value-type="string">
            <text:p>Este curso no requiere conocimientos previos</text:p>
          </table:table-cell>
          <table:table-cell office:value-type="string">
            <text:p>Este curso esta dirigido a cualquier persona que quiera empezar a aprender a programar, y quiera realizar la tarea mediante un lenguaje visual</text:p>
          </table:table-cell>
          <table:table-cell office:value-type="string">
            <text:p>El curso está basado en ejercicios prácticos en los que se va aplicando la teoría necesaria</text:p>
          </table:table-cell>
          <table:table-cell office:value-type="string">
            <text:p>Para realizar este curso unicamente es necesario un ordenador con un navegador web y conexión a internet</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25</text:p>
          </table:table-cell>
        </table:table-row>
        <table:table-row>
          <table:table-cell office:value-type="float" office:value="20">
            <text:p>20</text:p>
          </table:table-cell>
          <table:table-cell office:value-type="string">
            <text:p>bluegriffon</text:p>
          </table:table-cell>
          <table:table-cell office:value-type="string">
            <text:p>Curso de desarrollo HTML5 con BlueGriffon</text:p>
          </table:table-cell>
          <table:table-cell office:value-type="string">
            <text:p>Bluegriffon es un editor web de código abierto</text:p>
          </table:table-cell>
          <table:table-cell office:value-type="string">
            <text:p>1</text:p>
          </table:table-cell>
          <table:table-cell office:value-type="string">
            <text:p>1</text:p>
          </table:table-cell>
          <table:table-cell office:value-type="string">
            <text:p>bluegriffon.png</text:p>
          </table:table-cell>
          <table:table-cell office:value-type="string">
            <text:p>Bluegriffon es un completo editor de código HTML de tipo WYSIWYG</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Este curso no requiere conocimientos previos</text:p>
          </table:table-cell>
          <table:table-cell office:value-type="string">
            <text:p>Cualquier persona que quiera aprender a crear sus propios sitios web</text:p>
          </table:table-cell>
          <table:table-cell office:value-type="string">
            <text:p>Este curso muestra el contenido a través de ejercicios completamente prácticos</text:p>
          </table:table-cell>
          <table:table-cell office:value-type="string">
            <text:p>Este curso no requiere ningun software de partida</text:p>
          </table:table-cell>
          <table:table-cell office:value-type="string">
            <text:p>Curso online gratuito si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599</text:p>
          </table:table-cell>
        </table:table-row>
        <table:table-row>
          <table:table-cell office:value-type="float" office:value="21">
            <text:p>21</text:p>
          </table:table-cell>
          <table:table-cell office:value-type="string">
            <text:p>photoshop</text:p>
          </table:table-cell>
          <table:table-cell office:value-type="string">
            <text:p>Curso de Photoshop</text:p>
          </table:table-cell>
          <table:table-cell office:value-type="string">
            <text:p>Aprende a tratar imágenes basadas en pixeles</text:p>
          </table:table-cell>
          <table:table-cell office:value-type="string">
            <text:p>1</text:p>
          </table:table-cell>
          <table:table-cell office:value-type="string">
            <text:p>1</text:p>
          </table:table-cell>
          <table:table-cell office:value-type="string">
            <text:p>Photoshop.png</text:p>
          </table:table-cell>
          <table:table-cell office:value-type="string">
            <text:p> Photoshop es el programa comercial de retoque fotográfico y de imágenes más extendido del mercado. Gracias a este curso aprenderás a manejar este imprescindible programa que te permitirá crear, editar y retocar tus propias imágenes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El objetivo de este curso consiste en proporcionar una formación completa, paso a paso y desde cero del programa Photoshop para permitir que el alumno pueda realizar proyectos gráficos en los que haya que realizar retoques de imágenes basadas en píxeles </text:p>
          </table:table-cell>
          <table:table-cell office:value-type="string">
            <text:p> Este curso no requiere ningún conocimiento previo </text:p>
          </table:table-cell>
          <table:table-cell office:value-type="string">
            <text:p> Éste curso está dirigido a todas aquellas personas que deseen formarse en el uso de la herramienta Photoshop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650</text:p>
          </table:table-cell>
        </table:table-row>
        <table:table-row>
          <table:table-cell office:value-type="float" office:value="22">
            <text:p>22</text:p>
          </table:table-cell>
          <table:table-cell office:value-type="string">
            <text:p>illustrator</text:p>
          </table:table-cell>
          <table:table-cell office:value-type="string">
            <text:p>Illustrator</text:p>
          </table:table-cell>
          <table:table-cell office:value-type="string">
            <text:p>Aprende a crear ilustraciones vectoriales</text:p>
          </table:table-cell>
          <table:table-cell office:value-type="string">
            <text:p>1</text:p>
          </table:table-cell>
          <table:table-cell office:value-type="string">
            <text:p>1</text:p>
          </table:table-cell>
          <table:table-cell office:value-type="string">
            <text:p>Illustrator_CC_icon.png</text:p>
          </table:table-cell>
          <table:table-cell office:value-type="string">
            <text:p> Si vas a generar ilustraciones vectoriales, este es el programa imprescindible que debes aprender, ya que contiene todas las herramientas necesarias para realizar cualquier proyecto gráfico basado en vectores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El objetivo de este curso es proporcionar al alumno el conocimiento del uso de la herramienta, y a crear completas ilustraciones vectoriales por ordenador </text:p>
          </table:table-cell>
          <table:table-cell office:value-type="string">
            <text:p> Este curso no requiere conocimientos previos </text:p>
          </table:table-cell>
          <table:table-cell office:value-type="string">
            <text:p> Éste curso está dirigido a cualquier persona interesada en aprender a crear ilustraciones vectoriales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35</text:p>
          </table:table-cell>
        </table:table-row>
        <table:table-row>
          <table:table-cell office:value-type="float" office:value="23">
            <text:p>23</text:p>
          </table:table-cell>
          <table:table-cell office:value-type="string">
            <text:p>inDesign</text:p>
          </table:table-cell>
          <table:table-cell office:value-type="string">
            <text:p>inDesign</text:p>
          </table:table-cell>
          <table:table-cell office:value-type="string">
            <text:p>Aprende a crear maquetaciones multipágina</text:p>
          </table:table-cell>
          <table:table-cell office:value-type="string">
            <text:p>1</text:p>
          </table:table-cell>
          <table:table-cell office:value-type="string">
            <text:p>1</text:p>
          </table:table-cell>
          <table:table-cell office:value-type="string">
            <text:p>Adobe_InDesign_CC_icon.svg.png</text:p>
          </table:table-cell>
          <table:table-cell office:value-type="string">
            <text:p> Esta es la herramienta imprescindible si quieres aprender a realizar maqueta aciones de documentos multi página. Esta herramienta es de uso imprescindible junto con una herramienta de edición de imágenes y otra de ilustración vectorial, para poder crear completos proyectos gráficos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El objetivo de esta formación es mostrarle al alumno los procesos y las metodologías involucrados en la creación de documentos multi página maqueta dos con este software. Además, se hace un refuerzo muy importante en la relación de este programa con Photoshop e illustrator </text:p>
          </table:table-cell>
          <table:table-cell office:value-type="string">
            <text:p>Este curso requiere conocimientos previos del uso de herramientas de Adobe</text:p>
          </table:table-cell>
          <table:table-cell office:value-type="string">
            <text:p> Éste curso está dirigido a cualquier persona interesada en aprender a realizar maquetación es multi página usando Adobe InDesign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08</text:p>
          </table:table-cell>
        </table:table-row>
        <table:table-row>
          <table:table-cell office:value-type="float" office:value="24">
            <text:p>24</text:p>
          </table:table-cell>
          <table:table-cell office:value-type="string">
            <text:p>proyectosgraficos</text:p>
          </table:table-cell>
          <table:table-cell office:value-type="string">
            <text:p>Proyectos gráficos con Adobe Creative Cloud</text:p>
          </table:table-cell>
          <table:table-cell office:value-type="string">
            <text:p>En este curso desarrollamos proyectos prácticos mediante la combinación de Photoshop, Illustrator e inDesign</text:p>
          </table:table-cell>
          <table:table-cell office:value-type="string">
            <text:p>1</text:p>
          </table:table-cell>
          <table:table-cell office:value-type="string">
            <text:p>1</text:p>
          </table:table-cell>
          <table:table-cell office:value-type="string">
            <text:p>adobecs.jpeg</text:p>
          </table:table-cell>
          <table:table-cell office:value-type="string">
            <text:p>En este curso te mostramos cómo crear proyectos gráficos mediante la combinación de herramientas de diseño de Adobe</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10</text:p>
          </table:table-cell>
        </table:table-row>
        <table:table-row>
          <table:table-cell office:value-type="float" office:value="25">
            <text:p>25</text:p>
          </table:table-cell>
          <table:table-cell office:value-type="string">
            <text:p>flashcs5</text:p>
          </table:table-cell>
          <table:table-cell office:value-type="string">
            <text:p>Crea sitios web con Flash</text:p>
          </table:table-cell>
          <table:table-cell office:value-type="string">
            <text:p>Aprende a crear tus propios sitios web con Adobe Flash</text:p>
          </table:table-cell>
          <table:table-cell office:value-type="string">
            <text:p>1</text:p>
          </table:table-cell>
          <table:table-cell office:value-type="string">
            <text:p>1</text:p>
          </table:table-cell>
          <table:table-cell office:value-type="string">
            <text:p>flashlogo.jpg</text:p>
          </table:table-cell>
          <table:table-cell office:value-type="string">
            <text:p> Flash es una tecnología de Adobe que nos permite crear páginas web dinámicas interactivas. Éste cursos que te muestra paso a paso cómo realizar un sitio web usando la tecnología de Adobe flash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El objetivo de este curso es proporcionar al alumno los conocimientos necesarios para desarrollar cualquier proyecto de desarrollo de sitio web usando la tecnología de Adobe flash. Se muestran las herramientas principales de la interfaz de usuario, así como una introducción a la programación en el lenguaje específico de la tecnología flash </text:p>
          </table:table-cell>
          <table:table-cell office:value-type="string">
            <text:p> Este curso no requiere conocimientos previos </text:p>
          </table:table-cell>
          <table:table-cell office:value-type="string">
            <text:p> Éste curso está dirigido a cualquier persona interesada en aprender a crear sitios web usando la tecnología de Adobe flash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448</text:p>
          </table:table-cell>
        </table:table-row>
        <table:table-row>
          <table:table-cell office:value-type="float" office:value="26">
            <text:p>26</text:p>
          </table:table-cell>
          <table:table-cell office:value-type="string">
            <text:p>gimp</text:p>
          </table:table-cell>
          <table:table-cell office:value-type="string">
            <text:p>GIMP</text:p>
          </table:table-cell>
          <table:table-cell office:value-type="string">
            <text:p>Edita imágenes con el editor de código libre más potente</text:p>
          </table:table-cell>
          <table:table-cell office:value-type="string">
            <text:p>1</text:p>
          </table:table-cell>
          <table:table-cell office:value-type="string">
            <text:p>1</text:p>
          </table:table-cell>
          <table:table-cell office:value-type="string">
            <text:p>GIMP.jpg</text:p>
          </table:table-cell>
          <table:table-cell office:value-type="string">
            <text:p> En este curso aprenderás a editar tus propias imágenes y a retocar imágenes existentes usando el software libre más utilizado del sector. Este programa te permite crear tus propios proyectos gráficos utilizando un software completamente abierto, y sin tener que pagar por una licencia </text:p>
          </table:table-cell>
          <table:table-cell office:value-type="string">
            <text:p/>
          </table:table-cell>
          <table:table-cell office:value-type="string">
            <text:p>0 €</text:p>
          </table:table-cell>
          <table:table-cell office:value-type="string">
            <text:p/>
          </table:table-cell>
          <table:table-cell office:value-type="string">
            <text:p/>
          </table:table-cell>
          <table:table-cell office:value-type="string">
            <text:p/>
          </table:table-cell>
          <table:table-cell office:value-type="string">
            <text:p> El objetivo de este curso es proporcionar los conocimientos necesarios para crear cualquier proyecto gráfico utilizando software libre </text:p>
          </table:table-cell>
          <table:table-cell office:value-type="string">
            <text:p> Este curso no requiere conocimientos previos </text:p>
          </table:table-cell>
          <table:table-cell office:value-type="string">
            <text:p> Este curso está dirigido a cualquier persona interesada en aprender a crear proyectos gráficos basados en imágenes de mapas de bits utilizando uso fuera abierto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499</text:p>
          </table:table-cell>
        </table:table-row>
        <table:table-row>
          <table:table-cell office:value-type="float" office:value="27">
            <text:p>27</text:p>
          </table:table-cell>
          <table:table-cell office:value-type="string">
            <text:p>inikscape</text:p>
          </table:table-cell>
          <table:table-cell office:value-type="string">
            <text:p>Inkscape</text:p>
          </table:table-cell>
          <table:table-cell office:value-type="string">
            <text:p>Creación de ilustraciones vectoriales con software libre</text:p>
          </table:table-cell>
          <table:table-cell office:value-type="string">
            <text:p>1</text:p>
          </table:table-cell>
          <table:table-cell office:value-type="string">
            <text:p>1</text:p>
          </table:table-cell>
          <table:table-cell office:value-type="string">
            <text:p>1024px-Inkscape_Logo.svg.png</text:p>
          </table:table-cell>
          <table:table-cell office:value-type="string">
            <text:p>Con este curso aprenderás a crear ilustraciones vectoriales con el software libre Inkscape. Las ilustraciones vectoriales tienen una calidad ilimitada, ya que no se basan en píxeles, y son esenciales para el trabajo de ilustracion</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Este curso está dirigido a cualquier persona interesada en aprender diseño gráfico</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445</text:p>
          </table:table-cell>
        </table:table-row>
        <table:table-row>
          <table:table-cell office:value-type="float" office:value="28">
            <text:p>28</text:p>
          </table:table-cell>
          <table:table-cell office:value-type="string">
            <text:p>access</text:p>
          </table:table-cell>
          <table:table-cell office:value-type="string">
            <text:p>Access 2010</text:p>
          </table:table-cell>
          <table:table-cell office:value-type="string">
            <text:p>Creación de bases de datos con Access 2010</text:p>
          </table:table-cell>
          <table:table-cell office:value-type="string">
            <text:p>1</text:p>
          </table:table-cell>
          <table:table-cell office:value-type="string">
            <text:p>1</text:p>
          </table:table-cell>
          <table:table-cell office:value-type="string">
            <text:p>microsoft-access-logo.png</text:p>
          </table:table-cell>
          <table:table-cell office:value-type="string">
            <text:p>La gestión de bases de datos es un proceso imprescindible en cualquier empresa moderna. A través de este curso aprenderás a gestionar bases de datos de una forma eficiente, usando el software Microsoft Access</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Este curso está dirigido a cualquier persona que desee aprender a trabajar con bases de datos empresariales</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408</text:p>
          </table:table-cell>
        </table:table-row>
        <table:table-row>
          <table:table-cell office:value-type="float" office:value="29">
            <text:p>29</text:p>
          </table:table-cell>
          <table:table-cell office:value-type="string">
            <text:p>php</text:p>
          </table:table-cell>
          <table:table-cell office:value-type="string">
            <text:p>Curso de PHP</text:p>
          </table:table-cell>
          <table:table-cell office:value-type="string">
            <text:p>Aprende a crear aplicaciones en el lado del servidor</text:p>
          </table:table-cell>
          <table:table-cell office:value-type="string">
            <text:p>1</text:p>
          </table:table-cell>
          <table:table-cell office:value-type="string">
            <text:p>1</text:p>
          </table:table-cell>
          <table:table-cell office:value-type="string">
            <text:p>php.png</text:p>
          </table:table-cell>
          <table:table-cell office:value-type="string">
            <text:p>PHP es el lenguaje de programación del lado del servidor más utilizado para aplicaciones web 2.0. Aprende todo lo necesario para programar aplicaciones web con este curso de PHP</text:p>
          </table:table-cell>
          <table:table-cell office:value-type="string">
            <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Este curso está dirigido a cualquier persona interesada en aprender a programar en el lenguaje PHP</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99</text:p>
          </table:table-cell>
        </table:table-row>
        <table:table-row>
          <table:table-cell office:value-type="float" office:value="30">
            <text:p>30</text:p>
          </table:table-cell>
          <table:table-cell office:value-type="string">
            <text:p>phpprogramarunblog</text:p>
          </table:table-cell>
          <table:table-cell office:value-type="string">
            <text:p>Taller: Como programar un blog en PHP</text:p>
          </table:table-cell>
          <table:table-cell office:value-type="string">
            <text:p>Taller para aprender a programar un blog en PHP</text:p>
          </table:table-cell>
          <table:table-cell office:value-type="string">
            <text:p>1</text:p>
          </table:table-cell>
          <table:table-cell office:value-type="string">
            <text:p>1</text:p>
          </table:table-cell>
          <table:table-cell office:value-type="string">
            <text:p>php.png</text:p>
          </table:table-cell>
          <table:table-cell office:value-type="string">
            <text:p>En este taller te mostramos un ejemplo práctico de programación con PHP, para crear un blog con contenido</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Este taller esta dirigido a personas que quieran profundizar en sus conocimientos en el lenguaje PHP</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65</text:p>
          </table:table-cell>
        </table:table-row>
        <table:table-row>
          <table:table-cell office:value-type="float" office:value="31">
            <text:p>31</text:p>
          </table:table-cell>
          <table:table-cell office:value-type="string">
            <text:p>html5portafolio</text:p>
          </table:table-cell>
          <table:table-cell office:value-type="string">
            <text:p>Creación de un portafolio con HTML5</text:p>
          </table:table-cell>
          <table:table-cell office:value-type="string">
            <text:p>Taller de creación de un portafolio en HTML5 y CSS3</text:p>
          </table:table-cell>
          <table:table-cell office:value-type="string">
            <text:p>1</text:p>
          </table:table-cell>
          <table:table-cell office:value-type="string">
            <text:p>1</text:p>
          </table:table-cell>
          <table:table-cell office:value-type="string">
            <text:p>2000px-HTML5_logo_and_wordmark.svg.png</text:p>
          </table:table-cell>
          <table:table-cell office:value-type="string">
            <text:p>Este taller te mostrará cómo crear un blog de portafolio, ussando tecnologías nativas como HTML5 y Javascript</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Este curso está dirigido a personas que quieran aprender a hacer un portafolio con html5 y javascript</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00</text:p>
          </table:table-cell>
        </table:table-row>
        <table:table-row>
          <table:table-cell office:value-type="float" office:value="32">
            <text:p>32</text:p>
          </table:table-cell>
          <table:table-cell office:value-type="string">
            <text:p>htmlmaquetacionmovil</text:p>
          </table:table-cell>
          <table:table-cell office:value-type="string">
            <text:p>Taller de maquetación móvil en HTML5</text:p>
          </table:table-cell>
          <table:table-cell office:value-type="string">
            <text:p>Taller en el que aprenderás como maquetar una aplicación móvil en HTML5</text:p>
          </table:table-cell>
          <table:table-cell office:value-type="string">
            <text:p>1</text:p>
          </table:table-cell>
          <table:table-cell office:value-type="string">
            <text:p>1</text:p>
          </table:table-cell>
          <table:table-cell office:value-type="string">
            <text:p>2000px-HTML5_logo_and_wordmark.svg.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87</text:p>
          </table:table-cell>
        </table:table-row>
        <table:table-row>
          <table:table-cell office:value-type="float" office:value="33">
            <text:p>33</text:p>
          </table:table-cell>
          <table:table-cell office:value-type="string">
            <text:p>mysql</text:p>
          </table:table-cell>
          <table:table-cell office:value-type="string">
            <text:p>MySQL</text:p>
          </table:table-cell>
          <table:table-cell office:value-type="string">
            <text:p>Curso para aprender a trabajar con bases de datos MySQL a través de phpMyAdmin</text:p>
          </table:table-cell>
          <table:table-cell office:value-type="string">
            <text:p>1</text:p>
          </table:table-cell>
          <table:table-cell office:value-type="string">
            <text:p>1</text:p>
          </table:table-cell>
          <table:table-cell office:value-type="string">
            <text:p>My-SqlLogo.pn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07</text:p>
          </table:table-cell>
        </table:table-row>
        <table:table-row>
          <table:table-cell office:value-type="float" office:value="34">
            <text:p>34</text:p>
          </table:table-cell>
          <table:table-cell office:value-type="string">
            <text:p>dreamweavercs5</text:p>
          </table:table-cell>
          <table:table-cell office:value-type="string">
            <text:p>Dreamweaver CS5</text:p>
          </table:table-cell>
          <table:table-cell office:value-type="string">
            <text:p>Crea tus propios sitios web con Dreamweaver</text:p>
          </table:table-cell>
          <table:table-cell office:value-type="string">
            <text:p>1</text:p>
          </table:table-cell>
          <table:table-cell office:value-type="string">
            <text:p>1</text:p>
          </table:table-cell>
          <table:table-cell office:value-type="string">
            <text:p>dreamweaverloho.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427</text:p>
          </table:table-cell>
        </table:table-row>
        <table:table-row>
          <table:table-cell office:value-type="float" office:value="35">
            <text:p>35</text:p>
          </table:table-cell>
          <table:table-cell office:value-type="string">
            <text:p>dreamweaverphp</text:p>
          </table:table-cell>
          <table:table-cell office:value-type="string">
            <text:p>PHP con dreamweaver</text:p>
          </table:table-cell>
          <table:table-cell office:value-type="string">
            <text:p>Aprende a crear aplicaciones del lado del servidor con PHP en Dreamweaver</text:p>
          </table:table-cell>
          <table:table-cell office:value-type="string">
            <text:p>1</text:p>
          </table:table-cell>
          <table:table-cell office:value-type="string">
            <text:p>1</text:p>
          </table:table-cell>
          <table:table-cell office:value-type="string">
            <text:p>dreamweaverloho.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98</text:p>
          </table:table-cell>
        </table:table-row>
        <table:table-row>
          <table:table-cell office:value-type="float" office:value="36">
            <text:p>36</text:p>
          </table:table-cell>
          <table:table-cell office:value-type="string">
            <text:p>dreamweavertiendaonline</text:p>
          </table:table-cell>
          <table:table-cell office:value-type="string">
            <text:p>Creación de una tienda online con Dreamweaver</text:p>
          </table:table-cell>
          <table:table-cell office:value-type="string">
            <text:p>Aprende a maquetar una tienda online con HTML5 y CSS3 en Dreamweaver</text:p>
          </table:table-cell>
          <table:table-cell office:value-type="string">
            <text:p>1</text:p>
          </table:table-cell>
          <table:table-cell office:value-type="string">
            <text:p>1</text:p>
          </table:table-cell>
          <table:table-cell office:value-type="string">
            <text:p>dreamweaverloho.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31</text:p>
          </table:table-cell>
        </table:table-row>
        <table:table-row>
          <table:table-cell office:value-type="float" office:value="37">
            <text:p>37</text:p>
          </table:table-cell>
          <table:table-cell office:value-type="string">
            <text:p>dreamweaverjquery</text:p>
          </table:table-cell>
          <table:table-cell office:value-type="string">
            <text:p>jQuery con Dreamweaver</text:p>
          </table:table-cell>
          <table:table-cell office:value-type="string">
            <text:p>Aprende a trabajar con la librería jQuery en Dreamweaver</text:p>
          </table:table-cell>
          <table:table-cell office:value-type="string">
            <text:p>1</text:p>
          </table:table-cell>
          <table:table-cell office:value-type="string">
            <text:p>1</text:p>
          </table:table-cell>
          <table:table-cell office:value-type="string">
            <text:p>dreamweaverloho.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05</text:p>
          </table:table-cell>
        </table:table-row>
        <table:table-row>
          <table:table-cell office:value-type="float" office:value="38">
            <text:p>38</text:p>
          </table:table-cell>
          <table:table-cell office:value-type="string">
            <text:p>webapps</text:p>
          </table:table-cell>
          <table:table-cell office:value-type="string">
            <text:p>Curso de creación de Webapps</text:p>
          </table:table-cell>
          <table:table-cell office:value-type="string">
            <text:p>Aprende a crear apps móviles web con este completo curso</text:p>
          </table:table-cell>
          <table:table-cell office:value-type="string">
            <text:p>1</text:p>
          </table:table-cell>
          <table:table-cell office:value-type="string">
            <text:p>1</text:p>
          </table:table-cell>
          <table:table-cell office:value-type="string">
            <text:p>webapplogo.png</text:p>
          </table:table-cell>
          <table:table-cell office:value-type="string">
            <text:p/>
          </table:table-cell>
          <table:table-cell office:value-type="string">
            <text:p/>
          </table:table-cell>
          <table:table-cell office:value-type="string">
            <text:p>4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24</text:p>
          </table:table-cell>
        </table:table-row>
        <table:table-row>
          <table:table-cell office:value-type="float" office:value="39">
            <text:p>39</text:p>
          </table:table-cell>
          <table:table-cell office:value-type="string">
            <text:p>html5css3-2</text:p>
          </table:table-cell>
          <table:table-cell office:value-type="string">
            <text:p>Curso de creación de sitios web con HTML5 y CSS3</text:p>
          </table:table-cell>
          <table:table-cell office:value-type="string">
            <text:p>Aprende a crear sitios web con las ultimas tecnologías</text:p>
          </table:table-cell>
          <table:table-cell office:value-type="string">
            <text:p>1</text:p>
          </table:table-cell>
          <table:table-cell office:value-type="string">
            <text:p>1</text:p>
          </table:table-cell>
          <table:table-cell office:value-type="string">
            <text:p>2000px-HTML5_logo_and_wordmark.svg.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03</text:p>
          </table:table-cell>
        </table:table-row>
        <table:table-row>
          <table:table-cell office:value-type="float" office:value="40">
            <text:p>40</text:p>
          </table:table-cell>
          <table:table-cell office:value-type="string">
            <text:p>windowsserver2012</text:p>
          </table:table-cell>
          <table:table-cell office:value-type="string">
            <text:p>Windows Server 2012</text:p>
          </table:table-cell>
          <table:table-cell office:value-type="string">
            <text:p>Instala y administra tu servidor con Windows Server versión 2012</text:p>
          </table:table-cell>
          <table:table-cell office:value-type="string">
            <text:p>1</text:p>
          </table:table-cell>
          <table:table-cell office:value-type="string">
            <text:p>1</text:p>
          </table:table-cell>
          <table:table-cell office:value-type="string">
            <text:p>windows-server-blue-a517bed8722d2e78.jp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565</text:p>
          </table:table-cell>
        </table:table-row>
        <table:table-row>
          <table:table-cell office:value-type="float" office:value="41">
            <text:p>41</text:p>
          </table:table-cell>
          <table:table-cell office:value-type="string">
            <text:p>phpsqlite</text:p>
          </table:table-cell>
          <table:table-cell office:value-type="string">
            <text:p>Bases de datos SQLite con PHP</text:p>
          </table:table-cell>
          <table:table-cell office:value-type="string">
            <text:p>aprende a crear tus propias bases de datos SQLite y gestionarlas con PHP</text:p>
          </table:table-cell>
          <table:table-cell office:value-type="string">
            <text:p>1</text:p>
          </table:table-cell>
          <table:table-cell office:value-type="string">
            <text:p>1</text:p>
          </table:table-cell>
          <table:table-cell office:value-type="string">
            <text:p>Sqlite-square-icon.svg.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627</text:p>
          </table:table-cell>
        </table:table-row>
        <table:table-row>
          <table:table-cell office:value-type="float" office:value="42">
            <text:p>42</text:p>
          </table:table-cell>
          <table:table-cell office:value-type="string">
            <text:p>phpcrearcms</text:p>
          </table:table-cell>
          <table:table-cell office:value-type="string">
            <text:p>Crea un CMS con PHP</text:p>
          </table:table-cell>
          <table:table-cell office:value-type="string">
            <text:p>Con este taller aprenderás a crear un CMS con PHP</text:p>
          </table:table-cell>
          <table:table-cell office:value-type="string">
            <text:p>1</text:p>
          </table:table-cell>
          <table:table-cell office:value-type="string">
            <text:p>1</text:p>
          </table:table-cell>
          <table:table-cell office:value-type="string">
            <text:p>php.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77</text:p>
          </table:table-cell>
        </table:table-row>
        <table:table-row>
          <table:table-cell office:value-type="float" office:value="43">
            <text:p>43</text:p>
          </table:table-cell>
          <table:table-cell office:value-type="string">
            <text:p>phpintroduccion</text:p>
          </table:table-cell>
          <table:table-cell office:value-type="string">
            <text:p>Introducción a PHP</text:p>
          </table:table-cell>
          <table:table-cell office:value-type="string">
            <text:p>Introdúcete en el mundo de la programación de aplicaciones en el servidor</text:p>
          </table:table-cell>
          <table:table-cell office:value-type="string">
            <text:p>1</text:p>
          </table:table-cell>
          <table:table-cell office:value-type="string">
            <text:p>1</text:p>
          </table:table-cell>
          <table:table-cell office:value-type="string">
            <text:p>php.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97</text:p>
          </table:table-cell>
        </table:table-row>
        <table:table-row>
          <table:table-cell office:value-type="float" office:value="44">
            <text:p>44</text:p>
          </table:table-cell>
          <table:table-cell office:value-type="string">
            <text:p>introduccionseo</text:p>
          </table:table-cell>
          <table:table-cell office:value-type="string">
            <text:p>Introducción al SEO</text:p>
          </table:table-cell>
          <table:table-cell office:value-type="string">
            <text:p>Conoce las técnicas que te permitirán posicionar tu sitio web</text:p>
          </table:table-cell>
          <table:table-cell office:value-type="string">
            <text:p>1</text:p>
          </table:table-cell>
          <table:table-cell office:value-type="string">
            <text:p>1</text:p>
          </table:table-cell>
          <table:table-cell office:value-type="string">
            <text:p>577034-106vxE1514532250.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99</text:p>
          </table:table-cell>
        </table:table-row>
        <table:table-row>
          <table:table-cell office:value-type="float" office:value="45">
            <text:p>45</text:p>
          </table:table-cell>
          <table:table-cell office:value-type="string">
            <text:p>analyticsintroduccion</text:p>
          </table:table-cell>
          <table:table-cell office:value-type="string">
            <text:p>Introducción a Analytics</text:p>
          </table:table-cell>
          <table:table-cell office:value-type="string">
            <text:p>Aprende a analizar a los visitantes de tus sitios web</text:p>
          </table:table-cell>
          <table:table-cell office:value-type="string">
            <text:p>1</text:p>
          </table:table-cell>
          <table:table-cell office:value-type="string">
            <text:p>1</text:p>
          </table:table-cell>
          <table:table-cell office:value-type="string">
            <text:p>google_analytics_oficial.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98</text:p>
          </table:table-cell>
        </table:table-row>
        <table:table-row>
          <table:table-cell office:value-type="float" office:value="47">
            <text:p>47</text:p>
          </table:table-cell>
          <table:table-cell office:value-type="string">
            <text:p>mysql56</text:p>
          </table:table-cell>
          <table:table-cell office:value-type="string">
            <text:p>MySQL 5.6</text:p>
          </table:table-cell>
          <table:table-cell office:value-type="string">
            <text:p>Apende a trabajar con bases de datos MySQL a través del gestor phpMyAdmin</text:p>
          </table:table-cell>
          <table:table-cell office:value-type="string">
            <text:p>1</text:p>
          </table:table-cell>
          <table:table-cell office:value-type="string">
            <text:p>1</text:p>
          </table:table-cell>
          <table:table-cell office:value-type="string">
            <text:p>mysql-logo-square.jp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08</text:p>
          </table:table-cell>
        </table:table-row>
        <table:table-row>
          <table:table-cell office:value-type="float" office:value="48">
            <text:p>48</text:p>
          </table:table-cell>
          <table:table-cell office:value-type="string">
            <text:p>mysql558</text:p>
          </table:table-cell>
          <table:table-cell office:value-type="string">
            <text:p>MySQL 5.5</text:p>
          </table:table-cell>
          <table:table-cell office:value-type="string">
            <text:p>Aprende a crear bases de datos con MySQL y a administrarlas con phpMyAdmin</text:p>
          </table:table-cell>
          <table:table-cell office:value-type="string">
            <text:p>1</text:p>
          </table:table-cell>
          <table:table-cell office:value-type="string">
            <text:p>1</text:p>
          </table:table-cell>
          <table:table-cell office:value-type="string">
            <text:p>mysql-logo-square.jp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79</text:p>
          </table:table-cell>
        </table:table-row>
        <table:table-row>
          <table:table-cell office:value-type="float" office:value="49">
            <text:p>49</text:p>
          </table:table-cell>
          <table:table-cell office:value-type="string">
            <text:p>mysqlconexionphp</text:p>
          </table:table-cell>
          <table:table-cell office:value-type="string">
            <text:p>Conexión de MySQL con PHP</text:p>
          </table:table-cell>
          <table:table-cell office:value-type="string">
            <text:p>Aprende a conectar tus aplicaciones PHP con un servidor de bases de datos MySQL</text:p>
          </table:table-cell>
          <table:table-cell office:value-type="string">
            <text:p>1</text:p>
          </table:table-cell>
          <table:table-cell office:value-type="string">
            <text:p>1</text:p>
          </table:table-cell>
          <table:table-cell office:value-type="string">
            <text:p>mysql-logo-square.jp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88</text:p>
          </table:table-cell>
        </table:table-row>
        <table:table-row>
          <table:table-cell office:value-type="float" office:value="50">
            <text:p>50</text:p>
          </table:table-cell>
          <table:table-cell office:value-type="string">
            <text:p>blendersatelites</text:p>
          </table:table-cell>
          <table:table-cell office:value-type="string">
            <text:p>Taller de creación de animación con Blender</text:p>
          </table:table-cell>
          <table:table-cell office:value-type="string">
            <text:p>El objetivo de este taller es ofrecerte una aplicación práctica de la creación de proyectos con Blender a través de una animación sobre una nave espacial que se acerca a la órbita de saturno</text:p>
          </table:table-cell>
          <table:table-cell office:value-type="string">
            <text:p>1</text:p>
          </table:table-cell>
          <table:table-cell office:value-type="string">
            <text:p>1</text:p>
          </table:table-cell>
          <table:table-cell office:value-type="string">
            <text:p>blender_logo_square.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368</text:p>
          </table:table-cell>
        </table:table-row>
        <table:table-row>
          <table:table-cell office:value-type="float" office:value="51">
            <text:p>51</text:p>
          </table:table-cell>
          <table:table-cell office:value-type="string">
            <text:p>blenderarquitectura</text:p>
          </table:table-cell>
          <table:table-cell office:value-type="string">
            <text:p>Taller de arquitectura 3D con Blender</text:p>
          </table:table-cell>
          <table:table-cell office:value-type="string">
            <text:p>Aprede a crear y representar edificios en 3D con Blender</text:p>
          </table:table-cell>
          <table:table-cell office:value-type="string">
            <text:p>1</text:p>
          </table:table-cell>
          <table:table-cell office:value-type="string">
            <text:p>1</text:p>
          </table:table-cell>
          <table:table-cell office:value-type="string">
            <text:p>blender_logo_square.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392</text:p>
          </table:table-cell>
        </table:table-row>
        <table:table-row>
          <table:table-cell office:value-type="float" office:value="52">
            <text:p>52</text:p>
          </table:table-cell>
          <table:table-cell office:value-type="string">
            <text:p>blenderanimacionpersonajes</text:p>
          </table:table-cell>
          <table:table-cell office:value-type="string">
            <text:p>Taller de animación de personajes 3D con Blender</text:p>
          </table:table-cell>
          <table:table-cell office:value-type="string">
            <text:p>Aprende a modelar, rigear, y animar tus propios personajes en 3D con Blender</text:p>
          </table:table-cell>
          <table:table-cell office:value-type="string">
            <text:p>1</text:p>
          </table:table-cell>
          <table:table-cell office:value-type="string">
            <text:p>1</text:p>
          </table:table-cell>
          <table:table-cell office:value-type="string">
            <text:p>blender_logo_square.pn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1</text:p>
          </table:table-cell>
          <table:table-cell office:value-type="string">
            <text:p>427</text:p>
          </table:table-cell>
        </table:table-row>
        <table:table-row>
          <table:table-cell office:value-type="float" office:value="53">
            <text:p>53</text:p>
          </table:table-cell>
          <table:table-cell office:value-type="string">
            <text:p>wordpress41</text:p>
          </table:table-cell>
          <table:table-cell office:value-type="string">
            <text:p>Curso de Wordpress 4.1</text:p>
          </table:table-cell>
          <table:table-cell office:value-type="string">
            <text:p>Crea tu propio blog sin tener que programar</text:p>
          </table:table-cell>
          <table:table-cell office:value-type="string">
            <text:p>1</text:p>
          </table:table-cell>
          <table:table-cell office:value-type="string">
            <text:p>1</text:p>
          </table:table-cell>
          <table:table-cell office:value-type="string">
            <text:p>logo-wordpress_318-33553.jp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407</text:p>
          </table:table-cell>
        </table:table-row>
        <table:table-row>
          <table:table-cell office:value-type="float" office:value="54">
            <text:p>54</text:p>
          </table:table-cell>
          <table:table-cell office:value-type="string">
            <text:p>wordpress31</text:p>
          </table:table-cell>
          <table:table-cell office:value-type="string">
            <text:p>Curso de Wordpress 3.1</text:p>
          </table:table-cell>
          <table:table-cell office:value-type="string">
            <text:p>Crea tu propio blog sin tener que programar</text:p>
          </table:table-cell>
          <table:table-cell office:value-type="string">
            <text:p>1</text:p>
          </table:table-cell>
          <table:table-cell office:value-type="string">
            <text:p>1</text:p>
          </table:table-cell>
          <table:table-cell office:value-type="string">
            <text:p>logo-wordpress_318-33553.jpg</text:p>
          </table:table-cell>
          <table:table-cell office:value-type="string">
            <text:p/>
          </table:table-cell>
          <table:table-cell office:value-type="string">
            <text:p/>
          </table:table-cell>
          <table:table-cell office:value-type="string">
            <text:p>2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Este curso no requiere conocimientos previos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88</text:p>
          </table:table-cell>
        </table:table-row>
        <table:table-row>
          <table:table-cell office:value-type="float" office:value="55">
            <text:p>55</text:p>
          </table:table-cell>
          <table:table-cell office:value-type="string">
            <text:p>wordpressconstructor</text:p>
          </table:table-cell>
          <table:table-cell office:value-type="string">
            <text:p>Plugin Constructor para Wordpress</text:p>
          </table:table-cell>
          <table:table-cell office:value-type="string">
            <text:p>Crea tus propias plantillas sin tener que programar</text:p>
          </table:table-cell>
          <table:table-cell office:value-type="string">
            <text:p>1</text:p>
          </table:table-cell>
          <table:table-cell office:value-type="string">
            <text:p>1</text:p>
          </table:table-cell>
          <table:table-cell office:value-type="string">
            <text:p>logo-wordpress_318-33553.jp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71</text:p>
          </table:table-cell>
        </table:table-row>
        <table:table-row>
          <table:table-cell office:value-type="float" office:value="56">
            <text:p>56</text:p>
          </table:table-cell>
          <table:table-cell office:value-type="string">
            <text:p>wordpress35</text:p>
          </table:table-cell>
          <table:table-cell office:value-type="string">
            <text:p>Curso de Wordpress 3.5</text:p>
          </table:table-cell>
          <table:table-cell office:value-type="string">
            <text:p>Crea tu propio blog sin tener que programar</text:p>
          </table:table-cell>
          <table:table-cell office:value-type="string">
            <text:p>1</text:p>
          </table:table-cell>
          <table:table-cell office:value-type="string">
            <text:p>1</text:p>
          </table:table-cell>
          <table:table-cell office:value-type="string">
            <text:p>logo-wordpress_318-33553.jp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67</text:p>
          </table:table-cell>
        </table:table-row>
        <table:table-row>
          <table:table-cell office:value-type="float" office:value="57">
            <text:p>57</text:p>
          </table:table-cell>
          <table:table-cell office:value-type="string">
            <text:p>wordpress342</text:p>
          </table:table-cell>
          <table:table-cell office:value-type="string">
            <text:p>Wordpress 3.4.2</text:p>
          </table:table-cell>
          <table:table-cell office:value-type="string">
            <text:p>Crea tu propio blog sin tener que programar</text:p>
          </table:table-cell>
          <table:table-cell office:value-type="string">
            <text:p>1</text:p>
          </table:table-cell>
          <table:table-cell office:value-type="string">
            <text:p>1</text:p>
          </table:table-cell>
          <table:table-cell office:value-type="string">
            <text:p>logo-wordpress_318-33553.jp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31</text:p>
          </table:table-cell>
        </table:table-row>
        <table:table-row>
          <table:table-cell office:value-type="float" office:value="58">
            <text:p>58</text:p>
          </table:table-cell>
          <table:table-cell office:value-type="string">
            <text:p>wordpress351</text:p>
          </table:table-cell>
          <table:table-cell office:value-type="string">
            <text:p>Wordpress 3.5.1</text:p>
          </table:table-cell>
          <table:table-cell office:value-type="string">
            <text:p>Crea tu propio blog sin tener que programar</text:p>
          </table:table-cell>
          <table:table-cell office:value-type="string">
            <text:p>1</text:p>
          </table:table-cell>
          <table:table-cell office:value-type="string">
            <text:p>1</text:p>
          </table:table-cell>
          <table:table-cell office:value-type="string">
            <text:p>logo-wordpress_318-33553.jpg</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Este curso muestra el contenido a través de ejercicios completamente prácticos</text:p>
          </table:table-cell>
          <table:table-cell office:value-type="string">
            <text:p/>
          </table:table-cell>
          <table:table-cell office:value-type="string">
            <text:p>Este es un curso online con sopor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0</text:p>
          </table:table-cell>
          <table:table-cell office:value-type="string">
            <text:p>381</text:p>
          </table:table-cell>
        </table:table-row>
        <table:table-row>
          <table:table-cell office:value-type="float" office:value="59">
            <text:p>59</text:p>
          </table:table-cell>
          <table:table-cell office:value-type="string">
            <text:p>suscripcion</text:p>
          </table:table-cell>
          <table:table-cell office:value-type="string">
            <text:p>Suscripcion</text:p>
          </table:table-cell>
          <table:table-cell office:value-type="string">
            <text:p/>
          </table:table-cell>
          <table:table-cell office:value-type="string">
            <text:p>1</text:p>
          </table:table-cell>
          <table:table-cell office:value-type="string">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11</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9.5</meta:generator>
    <meta:initial-creator>phpMyAdmin 4.9.5</meta:initial-creator>
    <meta:creation-date>2020-08-13T16:44:11</meta:creation-date>
  </office:meta>
</office:document-meta>
</file>